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2.401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999cm"/>
    </style:style>
    <style:style style:name="co5" style:family="table-column">
      <style:table-column-properties fo:break-before="auto" style:column-width="3.4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32cm"/>
    </style:style>
    <style:style style:name="co8" style:family="table-column">
      <style:table-column-properties fo:break-before="auto" style:column-width="2.9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1"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number-columns-repeated="53" table:default-cell-style-name="Default"/>
        <table:table-row table:style-name="ro1">
          <table:table-cell table:style-name="ce1"/>
          <table:table-cell table:style-name="ce2"/>
          <table:table-cell table:style-name="ce11" office:value-type="string" calcext:value-type="string" table:number-columns-spanned="3" table:number-rows-spanned="1">
            <text:p>POPULATION COUNT=100</text:p>
          </table:table-cell>
          <table:covered-table-cell table:style-name="ce2"/>
          <table:covered-table-cell table:style-name="ce1"/>
          <table:table-cell table:style-name="ce2"/>
          <table:table-cell table:style-name="ce1" table:number-columns-repeated="5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2" office:value-type="string" calcext:value-type="string">
            <text:p>DE SUCCESS</text:p>
          </table:table-cell>
          <table:table-cell table:style-name="ce1" office:value-type="string" calcext:value-type="string">
            <text:p>DE CALLS</text:p>
          </table:table-cell>
          <table:table-cell table:style-name="ce2" office:value-type="string" calcext:value-type="string">
            <text:p>Local SUCCESS</text:p>
          </table:table-cell>
          <table:table-cell table:style-name="ce1" office:value-type="string" calcext:value-type="string">
            <text:p>Local CALLS</text:p>
          </table:table-cell>
          <table:table-cell table:style-name="ce2" office:value-type="string" calcext:value-type="string">
            <text:p>GRS SUCCESS</text:p>
          </table:table-cell>
          <table:table-cell table:style-name="ce1" office:value-type="string" calcext:value-type="string">
            <text:p>GRS CALLS</text:p>
          </table:table-cell>
          <table:table-cell table:style-name="ce1" table:number-columns-repeated="53"/>
        </table:table-row>
        <table:table-row table:style-name="ro1">
          <table:table-cell office:value-type="string" calcext:value-type="string">
            <text:p>bf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8644" calcext:value-type="float">
            <text:p>1864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5318" calcext:value-type="float">
            <text:p>153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7" calcext:value-type="float">
            <text:p>194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f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368" calcext:value-type="float">
            <text:p>1936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2591" calcext:value-type="float">
            <text:p>125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97" calcext:value-type="float">
            <text:p>199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ran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35" calcext:value-type="float">
            <text:p>189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75" calcext:value-type="float">
            <text:p>31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06" calcext:value-type="float">
            <text:p>260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M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672" calcext:value-type="float">
            <text:p>4567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014" calcext:value-type="float">
            <text:p>320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90" calcext:value-type="float">
            <text:p>349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mel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75" calcext:value-type="float">
            <text:p>280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69" calcext:value-type="float">
            <text:p>187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71" calcext:value-type="float">
            <text:p>887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95107" calcext:value-type="float">
            <text:p>95107</text:p>
          </table:table-cell>
          <table:table-cell table:style-name="ce8" office:value-type="percentage" office:value="0.9333" calcext:value-type="percentage">
            <text:p>93,33%</text:p>
          </table:table-cell>
          <table:table-cell table:style-name="ce10" office:value-type="float" office:value="281003" calcext:value-type="float">
            <text:p>281003</text:p>
          </table:table-cell>
          <table:table-cell table:style-name="ce8" office:value-type="percentage" office:value="0.9333" calcext:value-type="percentage">
            <text:p>93,33%</text:p>
          </table:table-cell>
          <table:table-cell table:style-name="ce10" office:value-type="float" office:value="34284" calcext:value-type="float">
            <text:p>3428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asom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84" calcext:value-type="float">
            <text:p>52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3" calcext:value-type="float">
            <text:p>13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2" calcext:value-type="float">
            <text:p>13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xp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512" calcext:value-type="float">
            <text:p>935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722" calcext:value-type="float">
            <text:p>397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03" calcext:value-type="float">
            <text:p>920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xp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199" calcext:value-type="float">
            <text:p>71199</text:p>
          </table:table-cell>
          <table:table-cell table:style-name="ce8" office:value-type="percentage" office:value="1" calcext:value-type="percentage">
            <text:p>100,00%</text:p>
          </table:table-cell>
          <table:table-cell table:style-name="ce10" office:value-type="float" office:value="65162" calcext:value-type="float">
            <text:p>65162</text:p>
          </table:table-cell>
          <table:table-cell table:style-name="ce8" office:value-type="percentage" office:value="1" calcext:value-type="percentage">
            <text:p>100,00%</text:p>
          </table:table-cell>
          <table:table-cell table:style-name="ce10" office:value-type="float" office:value="60323" calcext:value-type="float">
            <text:p>6032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kls2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kls3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191" calcext:value-type="float">
            <text:p>321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26" calcext:value-type="float">
            <text:p>197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983" calcext:value-type="float">
            <text:p>1498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745" calcext:value-type="float">
            <text:p>2174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3656" calcext:value-type="float">
            <text:p>136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24" calcext:value-type="float">
            <text:p>202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72389" calcext:value-type="float">
            <text:p>72389</text:p>
          </table:table-cell>
          <table:table-cell table:style-name="ce8" office:value-type="percentage" office:value="0.7667" calcext:value-type="percentage">
            <text:p>76,67%</text:p>
          </table:table-cell>
          <table:table-cell table:style-name="ce10" office:value-type="float" office:value="50895" calcext:value-type="float">
            <text:p>50895</text:p>
          </table:table-cell>
          <table:table-cell table:style-name="ce8" office:value-type="percentage" office:value="0.5" calcext:value-type="percentage">
            <text:p>50,00%</text:p>
          </table:table-cell>
          <table:table-cell table:style-name="ce10" office:value-type="float" office:value="8455" calcext:value-type="float">
            <text:p>845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nse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452" calcext:value-type="float">
            <text:p>384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65" calcext:value-type="float">
            <text:p>47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22" calcext:value-type="float">
            <text:p>442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rtma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484" calcext:value-type="float">
            <text:p>274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607" calcext:value-type="float">
            <text:p>166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55" calcext:value-type="float">
            <text:p>1205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rtman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88613" calcext:value-type="float">
            <text:p>886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805" calcext:value-type="float">
            <text:p>398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877" calcext:value-type="float">
            <text:p>1987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219" calcext:value-type="float">
            <text:p>3321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8795" calcext:value-type="float">
            <text:p>38795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42941" calcext:value-type="float">
            <text:p>4294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21116" calcext:value-type="float">
            <text:p>21116</text:p>
          </table:table-cell>
          <table:table-cell table:style-name="ce8" office:value-type="percentage" office:value="0.0667" calcext:value-type="percentage">
            <text:p>6,67%</text:p>
          </table:table-cell>
          <table:table-cell table:style-name="ce10" office:value-type="float" office:value="22898" calcext:value-type="float">
            <text:p>22898</text:p>
          </table:table-cell>
          <table:table-cell table:style-name="ce8" office:value-type="percentage" office:value="0.3" calcext:value-type="percentage">
            <text:p>30,00%</text:p>
          </table:table-cell>
          <table:table-cell table:style-name="ce10" office:value-type="float" office:value="31271" calcext:value-type="float">
            <text:p>3127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tential20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1951" calcext:value-type="float">
            <text:p>11951</text:p>
          </table:table-cell>
          <table:table-cell table:style-name="ce2" office:value-type="percentage" office:value="0.0333" calcext:value-type="percentage">
            <text:p>3,33%</text:p>
          </table:table-cell>
          <table:table-cell table:style-name="ce10" office:value-type="float" office:value="19904" calcext:value-type="float">
            <text:p>19904</text:p>
          </table:table-cell>
          <table:table-cell table:style-name="ce2" office:value-type="percentage" office:value="0.0333" calcext:value-type="percentage">
            <text:p>3,33%</text:p>
          </table:table-cell>
          <table:table-cell table:style-name="ce10" office:value-type="float" office:value="24564" calcext:value-type="float">
            <text:p>2456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715" calcext:value-type="float">
            <text:p>157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41" calcext:value-type="float">
            <text:p>107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63" calcext:value-type="float">
            <text:p>196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hekel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263" calcext:value-type="float">
            <text:p>642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393" calcext:value-type="float">
            <text:p>4039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709" calcext:value-type="float">
            <text:p>3270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hekel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739" calcext:value-type="float">
            <text:p>767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661" calcext:value-type="float">
            <text:p>68661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60968" calcext:value-type="float">
            <text:p>6096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hekel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1506" calcext:value-type="float">
            <text:p>815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834" calcext:value-type="float">
            <text:p>6783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9378" calcext:value-type="float">
            <text:p>4937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st2n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963" calcext:value-type="float">
            <text:p>549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158" calcext:value-type="float">
            <text:p>341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341" calcext:value-type="float">
            <text:p>2734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st2n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851" calcext:value-type="float">
            <text:p>72851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51317" calcext:value-type="float">
            <text:p>51317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32490" calcext:value-type="float">
            <text:p>3249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st2n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0138" calcext:value-type="float">
            <text:p>901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840" calcext:value-type="float">
            <text:p>5784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190" calcext:value-type="float">
            <text:p>3219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st2n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90189" calcext:value-type="float">
            <text:p>90189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56301" calcext:value-type="float">
            <text:p>5630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8995" calcext:value-type="float">
            <text:p>3899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inu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015" calcext:value-type="float">
            <text:p>100015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69110" calcext:value-type="float">
            <text:p>69110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33576" calcext:value-type="float">
            <text:p>3357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inu3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4949" calcext:value-type="float">
            <text:p>54949</text:p>
          </table:table-cell>
          <table:table-cell table:style-name="ce2" office:value-type="percentage" office:value="0.9667" calcext:value-type="percentage">
            <text:p>96,67%</text:p>
          </table:table-cell>
          <table:table-cell office:value-type="float" office:value="58743" calcext:value-type="float">
            <text:p>58743</text:p>
          </table:table-cell>
          <table:table-cell table:style-name="ce2" office:value-type="percentage" office:value="0.9" calcext:value-type="percentage">
            <text:p>90,00%</text:p>
          </table:table-cell>
          <table:table-cell office:value-type="float" office:value="67767" calcext:value-type="float">
            <text:p>6776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st30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493" calcext:value-type="float">
            <text:p>554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04" calcext:value-type="float">
            <text:p>62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76" calcext:value-type="float">
            <text:p>277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st30n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909" calcext:value-type="float">
            <text:p>579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21" calcext:value-type="float">
            <text:p>66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12" calcext:value-type="float">
            <text:p>2812</text:p>
          </table:table-cell>
          <table:table-cell table:number-columns-repeated="53"/>
        </table:table-row>
        <table:table-row table:style-name="ro1">
          <table:table-cell table:style-name="ce1"/>
          <table:table-cell table:style-name="ce2" table:formula="of:=AVERAGE([.B3:.B33])" office:value-type="percentage" office:value="0.871113333333333" calcext:value-type="percentage">
            <text:p>87,11%</text:p>
          </table:table-cell>
          <table:table-cell table:style-name="ce1" table:formula="of:=SUM([.C3:.C33])" office:value-type="float" office:value="1557686" calcext:value-type="float">
            <text:p>1557686</text:p>
          </table:table-cell>
          <table:table-cell table:style-name="ce2" table:formula="of:=AVERAGE([.D3:.D33])" office:value-type="percentage" office:value="0.91" calcext:value-type="percentage">
            <text:p>91,00%</text:p>
          </table:table-cell>
          <table:table-cell table:style-name="ce1" table:formula="of:=SUM([.E3:.E33])" office:value-type="float" office:value="1224091" calcext:value-type="float">
            <text:p>1224091</text:p>
          </table:table-cell>
          <table:table-cell table:style-name="ce2" table:formula="of:=AVERAGE([.F3:.F33])" office:value-type="percentage" office:value="0.914446666666667" calcext:value-type="percentage">
            <text:p>91,44%</text:p>
          </table:table-cell>
          <table:table-cell table:style-name="ce1" table:formula="of:=SUM([.G3:.G33])" office:value-type="float" office:value="667670" calcext:value-type="float">
            <text:p>667670</text:p>
          </table:table-cell>
          <table:table-cell table:number-columns-repeated="53"/>
        </table:table-row>
        <table:table-row table:style-name="ro1">
          <table:table-cell table:number-columns-repeated="60"/>
        </table:table-row>
        <table:table-row table:style-name="ro2">
          <table:table-cell table:number-columns-repeated="4"/>
          <table:table-cell table:style-name="ce4" table:formula="of:=([.C34]-[.E34])/[.C34]" office:value-type="percentage" office:value="0.214160620304734" calcext:value-type="percentage">
            <text:p>21,42%</text:p>
          </table:table-cell>
          <table:table-cell/>
          <table:table-cell table:style-name="ce4" table:formula="of:=([.C34]-[.G34])/[.C34]" office:value-type="percentage" office:value="0.571370609994569" calcext:value-type="percentage">
            <text:p>57,14%</text:p>
          </table:table-cell>
          <table:table-cell table:number-columns-repeated="53"/>
        </table:table-row>
        <table:table-row table:style-name="ro1">
          <table:table-cell table:number-columns-repeated="60"/>
        </table:table-row>
        <table:table-row table:style-name="ro1">
          <table:table-cell table:style-name="ce1"/>
          <table:table-cell table:style-name="ce2"/>
          <table:table-cell table:style-name="ce11" office:value-type="string" calcext:value-type="string" table:number-columns-spanned="3" table:number-rows-spanned="1">
            <text:p>POPULATION COUNT=10*problem_dimension</text:p>
          </table:table-cell>
          <table:covered-table-cell table:style-name="ce2"/>
          <table:covered-table-cell table:style-name="ce1"/>
          <table:table-cell table:style-name="ce2"/>
          <table:table-cell table:style-name="ce1"/>
          <table:table-cell table:number-columns-repeated="5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2" office:value-type="string" calcext:value-type="string">
            <text:p>DE SUCCESS</text:p>
          </table:table-cell>
          <table:table-cell table:style-name="ce1" office:value-type="string" calcext:value-type="string">
            <text:p>DE CALLS</text:p>
          </table:table-cell>
          <table:table-cell table:style-name="ce2" office:value-type="string" calcext:value-type="string">
            <text:p>Local SUCCESS</text:p>
          </table:table-cell>
          <table:table-cell table:style-name="ce1" office:value-type="string" calcext:value-type="string">
            <text:p>Local CALLS</text:p>
          </table:table-cell>
          <table:table-cell table:style-name="ce2" office:value-type="string" calcext:value-type="string">
            <text:p>GRS SUCCESS</text:p>
          </table:table-cell>
          <table:table-cell table:style-name="ce1" office:value-type="string" calcext:value-type="string">
            <text:p>GRS CALL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f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66" calcext:value-type="float">
            <text:p>436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01" calcext:value-type="float">
            <text:p>210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862" calcext:value-type="float">
            <text:p>86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f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935" calcext:value-type="float">
            <text:p>39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1" calcext:value-type="float">
            <text:p>19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2" calcext:value-type="float">
            <text:p>82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ran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22" calcext:value-type="float">
            <text:p>26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9" calcext:value-type="float">
            <text:p>7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8" calcext:value-type="float">
            <text:p>80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M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8242" calcext:value-type="float">
            <text:p>1824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668" calcext:value-type="float">
            <text:p>76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1" calcext:value-type="float">
            <text:p>237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mel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09" calcext:value-type="float">
            <text:p>44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95" calcext:value-type="float">
            <text:p>16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76" calcext:value-type="float">
            <text:p>217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95097" calcext:value-type="float">
            <text:p>95097</text:p>
          </table:table-cell>
          <table:table-cell table:style-name="ce8" office:value-type="percentage" office:value="0.9333" calcext:value-type="percentage">
            <text:p>93,33%</text:p>
          </table:table-cell>
          <table:table-cell table:style-name="ce10" office:value-type="float" office:value="281003" calcext:value-type="float">
            <text:p>281003</text:p>
          </table:table-cell>
          <table:table-cell table:style-name="ce8" office:value-type="percentage" office:value="0.9333" calcext:value-type="percentage">
            <text:p>93,33%</text:p>
          </table:table-cell>
          <table:table-cell table:style-name="ce10" office:value-type="float" office:value="34284" calcext:value-type="float">
            <text:p>3428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asom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74" calcext:value-type="float">
            <text:p>1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2" calcext:value-type="float">
            <text:p>3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5" calcext:value-type="float">
            <text:p>33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xp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20" calcext:value-type="float">
            <text:p>32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2" calcext:value-type="float">
            <text:p>12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3" calcext:value-type="float">
            <text:p>71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xp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84" calcext:value-type="float">
            <text:p>150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57" calcext:value-type="float">
            <text:p>54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82" calcext:value-type="float">
            <text:p>198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xp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52" calcext:value-type="float">
            <text:p>721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886" calcext:value-type="float">
            <text:p>16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92" calcext:value-type="float">
            <text:p>62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xp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15" calcext:value-type="float">
            <text:p>1133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240" calcext:value-type="float">
            <text:p>892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068" calcext:value-type="float">
            <text:p>3406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xp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5475" calcext:value-type="float">
            <text:p>175475</text:p>
          </table:table-cell>
          <table:table-cell table:style-name="ce8" office:value-type="percentage" office:value="1" calcext:value-type="percentage">
            <text:p>100,00%</text:p>
          </table:table-cell>
          <table:table-cell table:style-name="ce10" office:value-type="float" office:value="133922" calcext:value-type="float">
            <text:p>133922</text:p>
          </table:table-cell>
          <table:table-cell table:style-name="ce8" office:value-type="percentage" office:value="1" calcext:value-type="percentage">
            <text:p>100,00%</text:p>
          </table:table-cell>
          <table:table-cell table:style-name="ce10" office:value-type="float" office:value="149950" calcext:value-type="float">
            <text:p>14995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kls25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678" calcext:value-type="float">
            <text:p>36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77" calcext:value-type="float">
            <text:p>157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317" calcext:value-type="float">
            <text:p>131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kls2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45" calcext:value-type="float">
            <text:p>374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27" calcext:value-type="float">
            <text:p>11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4" calcext:value-type="float">
            <text:p>131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kls35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718" calcext:value-type="float">
            <text:p>97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34" calcext:value-type="float">
            <text:p>43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7" calcext:value-type="float">
            <text:p>412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kls3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60" calcext:value-type="float">
            <text:p>94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99" calcext:value-type="float">
            <text:p>41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54" calcext:value-type="float">
            <text:p>485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ldste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87" calcext:value-type="float">
            <text:p>78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67" calcext:value-type="float">
            <text:p>23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80" calcext:value-type="float">
            <text:p>378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649" calcext:value-type="float">
            <text:p>4649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2429" calcext:value-type="float">
            <text:p>24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4" calcext:value-type="float">
            <text:p>76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79586" calcext:value-type="float">
            <text:p>79586</text:p>
          </table:table-cell>
          <table:table-cell table:style-name="ce8" office:value-type="percentage" office:value="0.7667" calcext:value-type="percentage">
            <text:p>76,67%</text:p>
          </table:table-cell>
          <table:table-cell table:style-name="ce10" office:value-type="float" office:value="50895" calcext:value-type="float">
            <text:p>50895</text:p>
          </table:table-cell>
          <table:table-cell table:style-name="ce8" office:value-type="percentage" office:value="0.5" calcext:value-type="percentage">
            <text:p>50,00%</text:p>
          </table:table-cell>
          <table:table-cell table:style-name="ce10" office:value-type="float" office:value="8456" calcext:value-type="float">
            <text:p>845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nsen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044" calcext:value-type="float">
            <text:p>80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79" calcext:value-type="float">
            <text:p>17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5" calcext:value-type="float">
            <text:p>182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rtma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76" calcext:value-type="float">
            <text:p>85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59" calcext:value-type="float">
            <text:p>29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82" calcext:value-type="float">
            <text:p>268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rtman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0912" calcext:value-type="float">
            <text:p>5091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5386" calcext:value-type="float">
            <text:p>153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46" calcext:value-type="float">
            <text:p>1724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157" calcext:value-type="float">
            <text:p>171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89" calcext:value-type="float">
            <text:p>838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438" calcext:value-type="float">
            <text:p>42438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41952" calcext:value-type="float">
            <text:p>41952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68702" calcext:value-type="float">
            <text:p>6870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52881" calcext:value-type="float">
            <text:p>52881</text:p>
          </table:table-cell>
          <table:table-cell table:style-name="ce8" office:value-type="percentage" office:value="0.1333" calcext:value-type="percentage">
            <text:p>13,33%</text:p>
          </table:table-cell>
          <table:table-cell table:style-name="ce10" office:value-type="float" office:value="53373" calcext:value-type="float">
            <text:p>53373</text:p>
          </table:table-cell>
          <table:table-cell table:style-name="ce2" office:value-type="percentage" office:value="0.1333" calcext:value-type="percentage">
            <text:p>13,33%</text:p>
          </table:table-cell>
          <table:table-cell table:style-name="ce10" office:value-type="float" office:value="53373" calcext:value-type="float">
            <text:p>5337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638" calcext:value-type="float">
            <text:p>363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903" calcext:value-type="float">
            <text:p>19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1" calcext:value-type="float">
            <text:p>93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29569" calcext:value-type="float">
            <text:p>29569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1077" calcext:value-type="float">
            <text:p>1077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4262" calcext:value-type="float">
            <text:p>426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59042" calcext:value-type="float">
            <text:p>59042</text:p>
          </table:table-cell>
          <table:table-cell office:value-type="percentage" office:value="0.1667" calcext:value-type="percentage">
            <text:p>16,67%</text:p>
          </table:table-cell>
          <table:table-cell office:value-type="float" office:value="8410" calcext:value-type="float">
            <text:p>8410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25736" calcext:value-type="float">
            <text:p>2573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osenbrock16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129499" calcext:value-type="float">
            <text:p>129499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33017" calcext:value-type="float">
            <text:p>33017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44608" calcext:value-type="float">
            <text:p>4460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hekel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814" calcext:value-type="float">
            <text:p>25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360" calcext:value-type="float">
            <text:p>143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19" calcext:value-type="float">
            <text:p>1281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hekel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9708" calcext:value-type="float">
            <text:p>29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547" calcext:value-type="float">
            <text:p>2154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4060" calcext:value-type="float">
            <text:p>1406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hekel1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0853" calcext:value-type="float">
            <text:p>308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853" calcext:value-type="float">
            <text:p>3085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5950" calcext:value-type="float">
            <text:p>2595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st2n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303" calcext:value-type="float">
            <text:p>243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93" calcext:value-type="float">
            <text:p>1099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st2n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7631" calcext:value-type="float">
            <text:p>37631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13269" calcext:value-type="float">
            <text:p>13269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13606" calcext:value-type="float">
            <text:p>1360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st2n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438" calcext:value-type="float">
            <text:p>5843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8776" calcext:value-type="float">
            <text:p>287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051" calcext:value-type="float">
            <text:p>2005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st2n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65415" calcext:value-type="float">
            <text:p>6541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3163" calcext:value-type="float">
            <text:p>3316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3046" calcext:value-type="float">
            <text:p>2304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inu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7597" calcext:value-type="float">
            <text:p>175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68" calcext:value-type="float">
            <text:p>88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06" calcext:value-type="float">
            <text:p>760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inu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404" calcext:value-type="float">
            <text:p>77404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43821" calcext:value-type="float">
            <text:p>43821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32337" calcext:value-type="float">
            <text:p>3233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inu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092" calcext:value-type="float">
            <text:p>160092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164979" calcext:value-type="float">
            <text:p>164979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146004" calcext:value-type="float">
            <text:p>14600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inu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6347" calcext:value-type="float">
            <text:p>186347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137694" calcext:value-type="float">
            <text:p>137694</text:p>
          </table:table-cell>
          <table:table-cell table:style-name="ce8" office:value-type="percentage" office:value="0.9" calcext:value-type="percentage">
            <text:p>90,00%</text:p>
          </table:table-cell>
          <table:table-cell office:value-type="float" office:value="202333" calcext:value-type="float">
            <text:p>20233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st30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736" calcext:value-type="float">
            <text:p>177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88" calcext:value-type="float">
            <text:p>26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1" calcext:value-type="float">
            <text:p>181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st30n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88" calcext:value-type="float">
            <text:p>203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99" calcext:value-type="float">
            <text:p>49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1" calcext:value-type="float">
            <text:p>1481</text:p>
          </table:table-cell>
          <table:table-cell table:number-columns-repeated="53"/>
        </table:table-row>
        <table:table-row table:style-name="ro1">
          <table:table-cell table:style-name="ce1"/>
          <table:table-cell table:style-name="ce2" table:formula="of:=AVERAGE([.B40:.B81])" office:value-type="percentage" office:value="0.902380952380952" calcext:value-type="percentage">
            <text:p>90,24%</text:p>
          </table:table-cell>
          <table:table-cell table:style-name="ce1" table:formula="of:=SUM([.C40:.C81])" office:value-type="float" office:value="1781696" calcext:value-type="float">
            <text:p>1781696</text:p>
          </table:table-cell>
          <table:table-cell table:style-name="ce2" table:formula="of:=AVERAGE([.D40:.D81])" office:value-type="percentage" office:value="0.89682619047619" calcext:value-type="percentage">
            <text:p>89,68%</text:p>
          </table:table-cell>
          <table:table-cell table:style-name="ce1" table:formula="of:=SUM([.E40:.E81])" office:value-type="float" office:value="1294324" calcext:value-type="float">
            <text:p>1294324</text:p>
          </table:table-cell>
          <table:table-cell table:style-name="ce2" table:formula="of:=AVERAGE([.F40:.F81])" office:value-type="percentage" office:value="0.914283333333333" calcext:value-type="percentage">
            <text:p>91,43%</text:p>
          </table:table-cell>
          <table:table-cell table:style-name="ce1" table:formula="of:=SUM([.G40:.G81])" office:value-type="float" office:value="999126" calcext:value-type="float">
            <text:p>999126</text:p>
          </table:table-cell>
          <table:table-cell table:number-columns-repeated="53"/>
        </table:table-row>
        <table:table-row table:style-name="ro1">
          <table:table-cell table:number-columns-repeated="60"/>
        </table:table-row>
        <table:table-row table:style-name="ro2">
          <table:table-cell table:number-columns-repeated="4"/>
          <table:table-cell table:style-name="ce4" table:formula="of:=([.C82]-[.E82])/[.C82]" office:value-type="percentage" office:value="0.273543859334028" calcext:value-type="percentage">
            <text:p>27,35%</text:p>
          </table:table-cell>
          <table:table-cell/>
          <table:table-cell table:style-name="ce4" table:formula="of:=([.C82]-[.G82])/[.C82]" office:value-type="percentage" office:value="0.439227567441359" calcext:value-type="percentage">
            <text:p>43,92%</text:p>
          </table:table-cell>
          <table:table-cell table:number-columns-repeated="53"/>
        </table:table-row>
        <table:table-row table:style-name="ro1">
          <table:table-cell table:number-columns-repeated="60"/>
        </table:table-row>
        <table:table-row table:style-name="ro1">
          <table:table-cell table:style-name="ce1"/>
          <table:table-cell table:style-name="ce2"/>
          <table:table-cell table:style-name="ce11" office:value-type="string" calcext:value-type="string" table:number-columns-spanned="3" table:number-rows-spanned="1">
            <text:p>NEW TERM RULE</text:p>
          </table:table-cell>
          <table:covered-table-cell table:style-name="ce2"/>
          <table:covered-table-cell table:style-name="ce1"/>
          <table:table-cell table:style-name="ce2"/>
          <table:table-cell table:style-name="ce1"/>
          <table:table-cell table:number-columns-repeated="5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2" office:value-type="string" calcext:value-type="string">
            <text:p>DE SUCCESS</text:p>
          </table:table-cell>
          <table:table-cell table:style-name="ce1" office:value-type="string" calcext:value-type="string">
            <text:p>DE CALLS</text:p>
          </table:table-cell>
          <table:table-cell table:style-name="ce2" office:value-type="string" calcext:value-type="string">
            <text:p>Local SUCCESS</text:p>
          </table:table-cell>
          <table:table-cell table:style-name="ce1" office:value-type="string" calcext:value-type="string">
            <text:p>Local CALLS</text:p>
          </table:table-cell>
          <table:table-cell table:style-name="ce2" office:value-type="string" calcext:value-type="string">
            <text:p>GRS SUCCESS</text:p>
          </table:table-cell>
          <table:table-cell table:style-name="ce1" office:value-type="string" calcext:value-type="string">
            <text:p>GRS CALL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f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7" calcext:value-type="float">
            <text:p>7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45" calcext:value-type="float">
            <text:p>13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2" calcext:value-type="float">
            <text:p>104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f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5" calcext:value-type="float">
            <text:p>6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0" calcext:value-type="float">
            <text:p>101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ran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0" calcext:value-type="float">
            <text:p>5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8" calcext:value-type="float">
            <text:p>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0" calcext:value-type="float">
            <text:p>87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M4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544" calcext:value-type="float">
            <text:p>54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236" calcext:value-type="float">
            <text:p>1236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ce1" office:value-type="float" office:value="2371" calcext:value-type="float">
            <text:p>237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mel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3" calcext:value-type="float">
            <text:p>5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9" calcext:value-type="float">
            <text:p>9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76" calcext:value-type="float">
            <text:p>217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990" calcext:value-type="float">
            <text:p>990</text:p>
          </table:table-cell>
          <table:table-cell table:style-name="ce8" office:value-type="percentage" office:value="0.0333" calcext:value-type="percentage">
            <text:p>3,33%</text:p>
          </table:table-cell>
          <table:table-cell table:style-name="ce10" office:value-type="float" office:value="1347" calcext:value-type="float">
            <text:p>1347</text:p>
          </table:table-cell>
          <table:table-cell table:style-name="ce8" office:value-type="percentage" office:value="0.9333" calcext:value-type="percentage">
            <text:p>93,33%</text:p>
          </table:table-cell>
          <table:table-cell table:style-name="ce10" office:value-type="float" office:value="34284" calcext:value-type="float">
            <text:p>3428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asom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" calcext:value-type="float">
            <text:p>1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2" calcext:value-type="float">
            <text:p>3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5" calcext:value-type="float">
            <text:p>33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xp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5" calcext:value-type="float">
            <text:p>1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4" calcext:value-type="float">
            <text:p>3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3" calcext:value-type="float">
            <text:p>71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xp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6" calcext:value-type="float">
            <text:p>3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3" calcext:value-type="float">
            <text:p>5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82" calcext:value-type="float">
            <text:p>198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xp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7" calcext:value-type="float">
            <text:p>5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4" calcext:value-type="float">
            <text:p>9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92" calcext:value-type="float">
            <text:p>62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xp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9" calcext:value-type="float">
            <text:p>11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0" calcext:value-type="float">
            <text:p>14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068" calcext:value-type="float">
            <text:p>3406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xp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81" calcext:value-type="float">
            <text:p>2281</text:p>
          </table:table-cell>
          <table:table-cell table:style-name="ce8" office:value-type="percentage" office:value="1" calcext:value-type="percentage">
            <text:p>100,00%</text:p>
          </table:table-cell>
          <table:table-cell table:style-name="ce10" office:value-type="float" office:value="2725" calcext:value-type="float">
            <text:p>2725</text:p>
          </table:table-cell>
          <table:table-cell table:style-name="ce8" office:value-type="percentage" office:value="1" calcext:value-type="percentage">
            <text:p>100,00%</text:p>
          </table:table-cell>
          <table:table-cell table:style-name="ce10" office:value-type="float" office:value="149950" calcext:value-type="float">
            <text:p>14995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kls2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" calcext:value-type="float">
            <text:p>1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2" calcext:value-type="float">
            <text:p>29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317" calcext:value-type="float">
            <text:p>131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kls2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1" calcext:value-type="float">
            <text:p>23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54" calcext:value-type="float">
            <text:p>3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4" calcext:value-type="float">
            <text:p>131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kls35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85" calcext:value-type="float">
            <text:p>385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97" calcext:value-type="float">
            <text:p>4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7" calcext:value-type="float">
            <text:p>412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kls3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6" calcext:value-type="float">
            <text:p>4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7" calcext:value-type="float">
            <text:p>5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54" calcext:value-type="float">
            <text:p>485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ldste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8" calcext:value-type="float">
            <text:p>6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7" calcext:value-type="float">
            <text:p>10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80" calcext:value-type="float">
            <text:p>378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611" calcext:value-type="float">
            <text:p>61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37" calcext:value-type="float">
            <text:p>9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4" calcext:value-type="float">
            <text:p>76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19294" calcext:value-type="float">
            <text:p>19294</text:p>
          </table:table-cell>
          <table:table-cell table:style-name="ce8" office:value-type="percentage" office:value="0.8" calcext:value-type="percentage">
            <text:p>80,00%</text:p>
          </table:table-cell>
          <table:table-cell table:style-name="ce10" office:value-type="float" office:value="20068" calcext:value-type="float">
            <text:p>20068</text:p>
          </table:table-cell>
          <table:table-cell table:style-name="ce8" office:value-type="percentage" office:value="0.5" calcext:value-type="percentage">
            <text:p>50,00%</text:p>
          </table:table-cell>
          <table:table-cell table:style-name="ce10" office:value-type="float" office:value="8456" calcext:value-type="float">
            <text:p>845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nse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59" calcext:value-type="float">
            <text:p>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18" calcext:value-type="float">
            <text:p>19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5" calcext:value-type="float">
            <text:p>182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rtma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1" calcext:value-type="float">
            <text:p>5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9" calcext:value-type="float">
            <text:p>7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82" calcext:value-type="float">
            <text:p>268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rtman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798" calcext:value-type="float">
            <text:p>37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39" calcext:value-type="float">
            <text:p>54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46" calcext:value-type="float">
            <text:p>1724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38" calcext:value-type="float">
            <text:p>84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12" calcext:value-type="float">
            <text:p>80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89" calcext:value-type="float">
            <text:p>838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24" calcext:value-type="float">
            <text:p>24824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25025" calcext:value-type="float">
            <text:p>25025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68702" calcext:value-type="float">
            <text:p>6870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01897" calcext:value-type="float">
            <text:p>101897</text:p>
          </table:table-cell>
          <table:table-cell table:style-name="ce8" office:value-type="percentage" office:value="0.3" calcext:value-type="percentage">
            <text:p>30,00%</text:p>
          </table:table-cell>
          <table:table-cell table:style-name="ce10" office:value-type="float" office:value="113853" calcext:value-type="float">
            <text:p>113853</text:p>
          </table:table-cell>
          <table:table-cell table:style-name="ce2" office:value-type="percentage" office:value="0.1333" calcext:value-type="percentage">
            <text:p>13,33%</text:p>
          </table:table-cell>
          <table:table-cell table:style-name="ce10" office:value-type="float" office:value="53373" calcext:value-type="float">
            <text:p>5337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537" calcext:value-type="float">
            <text:p>537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787" calcext:value-type="float">
            <text:p>7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1" calcext:value-type="float">
            <text:p>93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percentage" office:value="0.2667" calcext:value-type="percentage">
            <text:p>26,67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830" calcext:value-type="float">
            <text:p>830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4262" calcext:value-type="float">
            <text:p>426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5387" calcext:value-type="float">
            <text:p>25387</text:p>
          </table:table-cell>
          <table:table-cell office:value-type="percentage" office:value="0.2667" calcext:value-type="percentage">
            <text:p>26,67%</text:p>
          </table:table-cell>
          <table:table-cell office:value-type="float" office:value="26241" calcext:value-type="float">
            <text:p>26241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25736" calcext:value-type="float">
            <text:p>2573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osenbrock16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49665" calcext:value-type="float">
            <text:p>149665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60454" calcext:value-type="float">
            <text:p>60454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44608" calcext:value-type="float">
            <text:p>4460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hekel5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2041" calcext:value-type="float">
            <text:p>204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972" calcext:value-type="float">
            <text:p>29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19" calcext:value-type="float">
            <text:p>1281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hekel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098" calcext:value-type="float">
            <text:p>30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91" calcext:value-type="float">
            <text:p>339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4060" calcext:value-type="float">
            <text:p>1406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hekel1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289" calcext:value-type="float">
            <text:p>32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70" calcext:value-type="float">
            <text:p>407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5950" calcext:value-type="float">
            <text:p>2595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st2n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32" calcext:value-type="float">
            <text:p>22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73" calcext:value-type="float">
            <text:p>29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93" calcext:value-type="float">
            <text:p>1099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st2n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38" calcext:value-type="float">
            <text:p>3738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4041" calcext:value-type="float">
            <text:p>4041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13606" calcext:value-type="float">
            <text:p>1360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st2n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07" calcext:value-type="float">
            <text:p>59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23" calcext:value-type="float">
            <text:p>67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051" calcext:value-type="float">
            <text:p>2005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st2n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97" calcext:value-type="float">
            <text:p>107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99" calcext:value-type="float">
            <text:p>1069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3046" calcext:value-type="float">
            <text:p>2304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inu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48" calcext:value-type="float">
            <text:p>17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65" calcext:value-type="float">
            <text:p>23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06" calcext:value-type="float">
            <text:p>760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inu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15" calcext:value-type="float">
            <text:p>5515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7411" calcext:value-type="float">
            <text:p>7411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32337" calcext:value-type="float">
            <text:p>3233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inu16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232" calcext:value-type="float">
            <text:p>1232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2210" calcext:value-type="float">
            <text:p>2210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146004" calcext:value-type="float">
            <text:p>14600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inu32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2443" calcext:value-type="float">
            <text:p>2443</text:p>
          </table:table-cell>
          <table:table-cell table:style-name="ce8" office:value-type="percentage" office:value="0.7333" calcext:value-type="percentage">
            <text:p>73,33%</text:p>
          </table:table-cell>
          <table:table-cell office:value-type="float" office:value="4149" calcext:value-type="float">
            <text:p>4149</text:p>
          </table:table-cell>
          <table:table-cell table:style-name="ce8" office:value-type="percentage" office:value="0.9" calcext:value-type="percentage">
            <text:p>90,00%</text:p>
          </table:table-cell>
          <table:table-cell office:value-type="float" office:value="202333" calcext:value-type="float">
            <text:p>20233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st30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1" calcext:value-type="float">
            <text:p>6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6" calcext:value-type="float">
            <text:p>9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1" calcext:value-type="float">
            <text:p>181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st30n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5" calcext:value-type="float">
            <text:p>7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6" calcext:value-type="float">
            <text:p>12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1" calcext:value-type="float">
            <text:p>1481</text:p>
          </table:table-cell>
          <table:table-cell table:number-columns-repeated="53"/>
        </table:table-row>
        <table:table-row table:style-name="ro1">
          <table:table-cell table:style-name="ce1"/>
          <table:table-cell table:style-name="ce2" table:formula="of:=AVERAGE([.B88:.B129])" office:value-type="percentage" office:value="0.861902380952381" calcext:value-type="percentage">
            <text:p>86,19%</text:p>
          </table:table-cell>
          <table:table-cell table:style-name="ce1" table:formula="of:=SUM([.C88:.C129])" office:value-type="float" office:value="393158" calcext:value-type="float">
            <text:p>393158</text:p>
          </table:table-cell>
          <table:table-cell table:style-name="ce2" table:formula="of:=AVERAGE([.D88:.D129])" office:value-type="percentage" office:value="0.880952380952381" calcext:value-type="percentage">
            <text:p>88,10%</text:p>
          </table:table-cell>
          <table:table-cell table:style-name="ce1" table:formula="of:=SUM([.E88:.E129])" office:value-type="float" office:value="333216" calcext:value-type="float">
            <text:p>333216</text:p>
          </table:table-cell>
          <table:table-cell table:style-name="ce2" table:formula="of:=AVERAGE([.F88:.F129])" office:value-type="percentage" office:value="0.915871428571429" calcext:value-type="percentage">
            <text:p>91,59%</text:p>
          </table:table-cell>
          <table:table-cell table:style-name="ce1" table:formula="of:=SUM([.G88:.G129])" office:value-type="float" office:value="999556" calcext:value-type="float">
            <text:p>999556</text:p>
          </table:table-cell>
          <table:table-cell table:number-columns-repeated="53"/>
        </table:table-row>
        <table:table-row table:style-name="ro1">
          <table:table-cell table:number-columns-repeated="60"/>
        </table:table-row>
        <table:table-row table:style-name="ro2">
          <table:table-cell table:number-columns-repeated="4"/>
          <table:table-cell table:style-name="ce4" table:formula="of:=([.C130]-[.E130])/[.C130]" office:value-type="percentage" office:value="0.152462877519979" calcext:value-type="percentage">
            <text:p>15,25%</text:p>
          </table:table-cell>
          <table:table-cell/>
          <table:table-cell table:style-name="ce4" table:formula="of:=([.C130]-[.G130])/[.C130]" office:value-type="percentage" office:value="-1.54237736482534" calcext:value-type="percentage">
            <text:p>-154,24%</text:p>
          </table:table-cell>
          <table:table-cell table:number-columns-repeated="53"/>
        </table:table-row>
        <table:table-row table:style-name="ro1" table:number-rows-repeated="1048443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ce3"/>
        <table:table-column table:style-name="co6" table:default-cell-style-name="Default"/>
        <table:table-column table:style-name="co6" table:default-cell-style-name="ce3"/>
        <table:table-column table:style-name="co6" table:default-cell-style-name="Default"/>
        <table:table-column table:style-name="co6" table:default-cell-style-name="ce3"/>
        <table:table-column table:style-name="co6" table:default-cell-style-name="Default"/>
        <table:table-column table:style-name="co6" table:default-cell-style-name="ce3"/>
        <table:table-column table:style-name="co6" table:number-columns-repeated="1016" table:default-cell-style-name="Default"/>
        <table:table-row table:style-name="ro1">
          <table:table-cell/>
          <table:table-cell table:style-name="ce1" office:value-type="string" calcext:value-type="string">
            <text:p>DOUBLE RATE</text:p>
          </table:table-cell>
          <table:table-cell table:style-name="ce1" office:value-type="string" calcext:value-type="string">
            <text:p>DOUBLE CALLS</text:p>
          </table:table-cell>
          <table:table-cell table:style-name="ce1" office:value-type="string" calcext:value-type="string">
            <text:p>NEW RATE</text:p>
          </table:table-cell>
          <table:table-cell table:style-name="ce1" office:value-type="string" calcext:value-type="string">
            <text:p>NEW CALLS</text:p>
          </table:table-cell>
          <table:table-cell table:style-name="ce1" office:value-type="string" calcext:value-type="string">
            <text:p>CH RATE</text:p>
          </table:table-cell>
          <table:table-cell table:style-name="ce1" office:value-type="string" calcext:value-type="string">
            <text:p>CH CALL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f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66" calcext:value-type="float">
            <text:p>43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7" calcext:value-type="float">
            <text:p>12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0" calcext:value-type="float">
            <text:p>8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926" calcext:value-type="float">
            <text:p>39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28" calcext:value-type="float">
            <text:p>11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3" calcext:value-type="float">
            <text:p>7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67" calcext:value-type="float">
            <text:p>29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6" calcext:value-type="float">
            <text:p>12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6" calcext:value-type="float">
            <text:p>6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8242" calcext:value-type="float">
            <text:p>18242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820" calcext:value-type="float">
            <text:p>82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750" calcext:value-type="float">
            <text:p>7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51" calcext:value-type="float">
            <text:p>13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0" calcext:value-type="float">
            <text:p>8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91821" calcext:value-type="float">
            <text:p>91821</text:p>
          </table:table-cell>
          <table:table-cell table:style-name="ce8" office:value-type="percentage" office:value="0.0333" calcext:value-type="percentage">
            <text:p>3,33%</text:p>
          </table:table-cell>
          <table:table-cell table:style-name="ce10" office:value-type="float" office:value="1100" calcext:value-type="float">
            <text:p>1100</text:p>
          </table:table-cell>
          <table:table-cell table:style-name="ce8" office:value-type="percentage" office:value="0.0333" calcext:value-type="percentage">
            <text:p>3,33%</text:p>
          </table:table-cell>
          <table:table-cell table:style-name="ce10" office:value-type="float" office:value="1438" calcext:value-type="float">
            <text:p>1438</text:p>
          </table:table-cell>
          <table:table-cell table:style-name="ce8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Easom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74" calcext:value-type="float">
            <text:p>1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8" calcext:value-type="float">
            <text:p>2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7" calcext:value-type="float">
            <text:p>2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20" calcext:value-type="float">
            <text:p>32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3" calcext:value-type="float">
            <text:p>2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0" calcext:value-type="float">
            <text:p>2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84" calcext:value-type="float">
            <text:p>150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5" calcext:value-type="float">
            <text:p>4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5" calcext:value-type="float">
            <text:p>5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52" calcext:value-type="float">
            <text:p>721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7" calcext:value-type="float">
            <text:p>8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7" calcext:value-type="float">
            <text:p>9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15" calcext:value-type="float">
            <text:p>1133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39" calcext:value-type="float">
            <text:p>16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59" calcext:value-type="float">
            <text:p>19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5475" calcext:value-type="float">
            <text:p>175475</text:p>
          </table:table-cell>
          <table:table-cell table:style-name="ce8" office:value-type="percentage" office:value="1" calcext:value-type="percentage">
            <text:p>100,00%</text:p>
          </table:table-cell>
          <table:table-cell table:style-name="ce10" office:value-type="float" office:value="3242" calcext:value-type="float">
            <text:p>3242</text:p>
          </table:table-cell>
          <table:table-cell table:style-name="ce8" office:value-type="percentage" office:value="1" calcext:value-type="percentage">
            <text:p>100,00%</text:p>
          </table:table-cell>
          <table:table-cell table:style-name="ce10" office:value-type="float" office:value="3882" calcext:value-type="float">
            <text:p>3882</text:p>
          </table:table-cell>
          <table:table-cell table:style-name="ce8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Gkls25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678" calcext:value-type="float">
            <text:p>36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8" calcext:value-type="float">
            <text:p>23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94" calcext:value-type="float">
            <text:p>2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kls2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45" calcext:value-type="float">
            <text:p>37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6" calcext:value-type="float">
            <text:p>3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7" calcext:value-type="float">
            <text:p>3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kls35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718" calcext:value-type="float">
            <text:p>97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6" calcext:value-type="float">
            <text:p>5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9" calcext:value-type="float">
            <text:p>5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kls3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60" calcext:value-type="float">
            <text:p>94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2" calcext:value-type="float">
            <text:p>6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7" calcext:value-type="float">
            <text:p>5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ldste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16" calcext:value-type="float">
            <text:p>73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6" calcext:value-type="float">
            <text:p>11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4" calcext:value-type="float">
            <text:p>7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649" calcext:value-type="float">
            <text:p>46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1" calcext:value-type="float">
            <text:p>1201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709" calcext:value-type="float">
            <text:p>7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79586" calcext:value-type="float">
            <text:p>79586</text:p>
          </table:table-cell>
          <table:table-cell table:style-name="ce8" office:value-type="percentage" office:value="0.0333" calcext:value-type="percentage">
            <text:p>3,33%</text:p>
          </table:table-cell>
          <table:table-cell table:style-name="ce10" office:value-type="float" office:value="100080" calcext:value-type="float">
            <text:p>100080</text:p>
          </table:table-cell>
          <table:table-cell table:style-name="ce8" office:value-type="percentage" office:value="0.1" calcext:value-type="percentage">
            <text:p>10,00%</text:p>
          </table:table-cell>
          <table:table-cell table:style-name="ce10" office:value-type="float" office:value="19993" calcext:value-type="float">
            <text:p>19993</text:p>
          </table:table-cell>
          <table:table-cell table:style-name="ce8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Hansen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044" calcext:value-type="float">
            <text:p>80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66" calcext:value-type="float">
            <text:p>80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76" calcext:value-type="float">
            <text:p>85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57" calcext:value-type="float">
            <text:p>14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6" calcext:value-type="float">
            <text:p>7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0912" calcext:value-type="float">
            <text:p>50912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6686" calcext:value-type="float">
            <text:p>1668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885" calcext:value-type="float">
            <text:p>38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1157" calcext:value-type="float">
            <text:p>1711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431" calcext:value-type="float">
            <text:p>854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40" calcext:value-type="float">
            <text:p>148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4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26433" calcext:value-type="float">
            <text:p>26433</text:p>
          </table:table-cell>
          <table:table-cell table:style-name="ce8" office:value-type="percentage" office:value="0.5" calcext:value-type="percentage">
            <text:p>50,00%</text:p>
          </table:table-cell>
          <table:table-cell office:value-type="float" office:value="120387" calcext:value-type="float">
            <text:p>120387</text:p>
          </table:table-cell>
          <table:table-cell table:style-name="ce8" office:value-type="percentage" office:value="0.5" calcext:value-type="percentage">
            <text:p>50,00%</text:p>
          </table:table-cell>
          <table:table-cell office:value-type="float" office:value="27520" calcext:value-type="float">
            <text:p>27520</text:p>
          </table:table-cell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438" calcext:value-type="float">
            <text:p>42438</text:p>
          </table:table-cell>
          <table:table-cell table:style-name="ce8" office:value-type="percentage" office:value="1" calcext:value-type="percentage">
            <text:p>100,00%</text:p>
          </table:table-cell>
          <table:table-cell table:style-name="ce10" office:value-type="float" office:value="150073" calcext:value-type="float">
            <text:p>150073</text:p>
          </table:table-cell>
          <table:table-cell table:style-name="ce8" office:value-type="percentage" office:value="1" calcext:value-type="percentage">
            <text:p>100,00%</text:p>
          </table:table-cell>
          <table:table-cell table:style-name="ce10" office:value-type="float" office:value="42157" calcext:value-type="float">
            <text:p>42157</text:p>
          </table:table-cell>
          <table:table-cell table:style-name="ce8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638" calcext:value-type="float">
            <text:p>3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69" calcext:value-type="float">
            <text:p>84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2" calcext:value-type="float">
            <text:p>7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28247" calcext:value-type="float">
            <text:p>28247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8501" calcext:value-type="float">
            <text:p>8501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3409" calcext:value-type="float">
            <text:p>34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68761" calcext:value-type="float">
            <text:p>68761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5942" calcext:value-type="float">
            <text:p>259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16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93194" calcext:value-type="float">
            <text:p>93194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50391" calcext:value-type="float">
            <text:p>150391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49775" calcext:value-type="float">
            <text:p>1497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814" calcext:value-type="float">
            <text:p>2581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1452" calcext:value-type="float">
            <text:p>21452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3825" calcext:value-type="float">
            <text:p>38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9708" calcext:value-type="float">
            <text:p>29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280" calcext:value-type="float">
            <text:p>222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90" calcext:value-type="float">
            <text:p>35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0853" calcext:value-type="float">
            <text:p>308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577" calcext:value-type="float">
            <text:p>255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18" calcext:value-type="float">
            <text:p>36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303" calcext:value-type="float">
            <text:p>243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16" calcext:value-type="float">
            <text:p>55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93" calcext:value-type="float">
            <text:p>24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7631" calcext:value-type="float">
            <text:p>37631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9711" calcext:value-type="float">
            <text:p>9711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4034" calcext:value-type="float">
            <text:p>4034</text:p>
          </table:table-cell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Test2n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438" calcext:value-type="float">
            <text:p>584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757" calcext:value-type="float">
            <text:p>157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32" calcext:value-type="float">
            <text:p>62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65415" calcext:value-type="float">
            <text:p>6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96" calcext:value-type="float">
            <text:p>269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16" calcext:value-type="float">
            <text:p>113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7597" calcext:value-type="float">
            <text:p>175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41" calcext:value-type="float">
            <text:p>83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31" calcext:value-type="float">
            <text:p>19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404" calcext:value-type="float">
            <text:p>77404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53436" calcext:value-type="float">
            <text:p>53436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7515" calcext:value-type="float">
            <text:p>7515</text:p>
          </table:table-cell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inu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092" calcext:value-type="float">
            <text:p>160092</text:p>
          </table:table-cell>
          <table:table-cell table:style-name="ce8" office:value-type="percentage" office:value="0.9667" calcext:value-type="percentage">
            <text:p>96,67%</text:p>
          </table:table-cell>
          <table:table-cell office:value-type="float" office:value="1708" calcext:value-type="float">
            <text:p>1708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2027" calcext:value-type="float">
            <text:p>2027</text:p>
          </table:table-cell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inu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6347" calcext:value-type="float">
            <text:p>186347</text:p>
          </table:table-cell>
          <table:table-cell table:style-name="ce8" office:value-type="percentage" office:value="0.6667" calcext:value-type="percentage">
            <text:p>66,67%</text:p>
          </table:table-cell>
          <table:table-cell office:value-type="float" office:value="3402" calcext:value-type="float">
            <text:p>3402</text:p>
          </table:table-cell>
          <table:table-cell table:style-name="ce8" office:value-type="percentage" office:value="0.6667" calcext:value-type="percentage">
            <text:p>66,67%</text:p>
          </table:table-cell>
          <table:table-cell office:value-type="float" office:value="4039" calcext:value-type="float">
            <text:p>4039</text:p>
          </table:table-cell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Test30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11" calcext:value-type="float">
            <text:p>197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0" calcext:value-type="float">
            <text:p>9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7" calcext:value-type="float">
            <text:p>7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88" calcext:value-type="float">
            <text:p>203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6" calcext:value-type="float">
            <text:p>12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5" calcext:value-type="float">
            <text:p>965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" table:formula="of:=AVERAGE([.B2:.B43])" office:value-type="percentage" office:value="0.901590476190476" calcext:value-type="percentage">
            <text:p>90,16%</text:p>
          </table:table-cell>
          <table:table-cell table:style-name="ce1" table:formula="of:=SUM([.C2:.C43])" office:value-type="float" office:value="1872688" calcext:value-type="float">
            <text:p>1872688</text:p>
          </table:table-cell>
          <table:table-cell table:style-name="ce2" table:formula="of:=AVERAGE([.D2:.D43])" office:value-type="percentage" office:value="0.900002380952381" calcext:value-type="percentage">
            <text:p>90,00%</text:p>
          </table:table-cell>
          <table:table-cell table:style-name="ce1" table:formula="of:=SUM([.E2:.E43])" office:value-type="float" office:value="932209" calcext:value-type="float">
            <text:p>932209</text:p>
          </table:table-cell>
          <table:table-cell table:style-name="ce2" table:formula="of:=AVERAGE([.F2:.F43])" office:value-type="percentage" office:value="0.900002380952381" calcext:value-type="percentage">
            <text:p>90,00%</text:p>
          </table:table-cell>
          <table:table-cell table:style-name="ce1" table:formula="of:=SUM([.G2:.G43])" office:value-type="float" office:value="359509" calcext:value-type="float">
            <text:p>359509</text:p>
          </table:table-cell>
          <table:table-cell table:style-name="ce2"/>
          <table:table-cell table:style-name="ce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4" table:formula="of:=([.C44]-[.E44])/[.C44]" office:value-type="percentage" office:value="0.502208056013602" calcext:value-type="percentage">
            <text:p>50,22%</text:p>
          </table:table-cell>
          <table:table-cell/>
          <table:table-cell table:style-name="ce4" table:formula="of:=([.C44]-[.G44])/[.C44]" office:value-type="percentage" office:value="0.808025148876908" calcext:value-type="percentage">
            <text:p>80,80%</text:p>
          </table:table-cell>
          <table:table-cell/>
          <table:table-cell table:style-name="ce4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08:36:12.686071374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0T15:39:06.948203464</meta:creation-date>
    <dc:date>2022-01-22T09:10:53.234152250</dc:date>
    <meta:editing-duration>PT13H9S</meta:editing-duration>
    <meta:editing-cycles>336</meta:editing-cycles>
    <meta:generator>LibreOffice/7.3.0.2$Linux_X86_64 LibreOffice_project/30$Build-2</meta:generator>
    <meta:document-statistic meta:table-count="2" meta:cell-count="1155" meta:object-count="0"/>
  </office:meta>
</office:document-meta>
</file>